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2pt" style:text-underline-style="none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game</text:p>
      <text:p text:style-name="P2">What kind of game </text:p>
      <text:p text:style-name="P3">RTS(Tug of war)</text:p>
      <text:p text:style-name="P2">What do you do in the game</text:p>
      <text:p text:style-name="P2"/>
      <text:p text:style-name="P2">Game play ideas</text:p>
      <text:p text:style-name="P3"/>
      <text:p text:style-name="P2">Moment player experience (Focus)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6M46S</meta:editing-duration>
    <meta:editing-cycles>5</meta:editing-cycles>
    <meta:generator>OpenOffice/4.1.2$Win32 OpenOffice.org_project/412m3$Build-9782</meta:generator>
    <dc:date>2018-09-19T16:16:47.89</dc:date>
    <dc:creator>Izack Glossop</dc:creator>
    <meta:document-statistic meta:table-count="0" meta:image-count="0" meta:object-count="0" meta:page-count="1" meta:paragraph-count="6" meta:word-count="23" meta:character-count="115"/>
    <meta:user-defined meta:name="Info 1"/>
    <meta:user-defined meta:name="Info 2"/>
    <meta:user-defined meta:name="Info 3"/>
    <meta:user-defined meta:name="Info 4"/>
  </office:meta>
</office:document-meta>
</file>